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6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.9055in" svg:height="4.1933in" svg:x="4.2012in" svg:y="2.1854in">
            <draw:object draw:notify-on-update-of-ranges="Sheet1.A2:Sheet1.A4 Sheet1.D2:Sheet1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Version</text:p>
          </table:table-cell>
          <table:table-cell table:style-name="ce2" office:value-type="string" calcext:value-type="string">
            <text:p>1.4.1</text:p>
          </table:table-cell>
          <table:table-cell table:style-name="ce2" office:value-type="string" calcext:value-type="string">
            <text:p>2.0.0</text:p>
          </table:table-cell>
          <table:table-cell office:value-type="string" calcext:value-type="string">
            <text:p>2.0.4</text:p>
          </table:table-cell>
        </table:table-row>
        <table:table-row table:style-name="ro1">
          <table:table-cell office:value-type="string" calcext:value-type="string">
            <text:p>Dynamic</text:p>
          </table:table-cell>
          <table:table-cell office:value-type="float" office:value="274.411" calcext:value-type="float">
            <text:p>274.411</text:p>
          </table:table-cell>
          <table:table-cell office:value-type="float" office:value="255.388" calcext:value-type="float">
            <text:p>255.388</text:p>
          </table:table-cell>
          <table:table-cell office:value-type="float" office:value="270.429" calcext:value-type="float">
            <text:p>270.429</text:p>
          </table:table-cell>
        </table:table-row>
        <table:table-row table:style-name="ro1">
          <table:table-cell office:value-type="string" calcext:value-type="string">
            <text:p>Dynamic+mapping</text:p>
          </table:table-cell>
          <table:table-cell office:value-type="float" office:value="30.211" calcext:value-type="float">
            <text:p>30.211</text:p>
          </table:table-cell>
          <table:table-cell office:value-type="float" office:value="94.513" calcext:value-type="float">
            <text:p>94.513</text:p>
          </table:table-cell>
          <table:table-cell office:value-type="float" office:value="66.505" calcext:value-type="float">
            <text:p>66.505</text:p>
          </table:table-cell>
        </table:table-row>
        <table:table-row table:style-name="ro1">
          <table:table-cell office:value-type="string" calcext:value-type="string">
            <text:p>Static class</text:p>
          </table:table-cell>
          <table:table-cell office:value-type="float" office:value="1280.831" calcext:value-type="float">
            <text:p>1280.831</text:p>
          </table:table-cell>
          <table:table-cell office:value-type="float" office:value="1153.193" calcext:value-type="float">
            <text:p>1153.193</text:p>
          </table:table-cell>
          <table:table-cell office:value-type="float" office:value="1213.9" calcext:value-type="float">
            <text:p>1213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07T00:03:03.633787089</meta:creation-date>
    <dc:date>2022-08-01T13:09:26.169564334</dc:date>
    <meta:editing-duration>PT53M46S</meta:editing-duration>
    <meta:editing-cycles>10</meta:editing-cycles>
    <meta:generator>LibreOffice/7.3.4.2$Linux_X86_64 LibreOffice_project/728fec16bd5f605073805c3c9e7c4212a0120dc5</meta:generator>
    <meta:document-statistic meta:table-count="1" meta:cell-count="1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4pt" fo:font-weight="bold" style:font-size-asian="10pt" style:font-size-complex="10pt"/>
    </style:style>
    <style:style style:name="ch10" style:family="chart">
      <style:chart-properties chart:solid-type="cuboid"/>
      <style:graphic-properties draw:fill-color="#ffff00"/>
    </style:style>
    <style:style style:name="ch11" style:family="chart">
      <style:chart-properties chart:solid-type="cuboid"/>
    </style:style>
    <style:style style:name="ch12" style:family="chart">
      <style:chart-properties chart:solid-type="cuboid"/>
      <style:graphic-properties draw:fill-color="#00ff7f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fffbcc" draw:gradient-step-count="0"/>
    </style:style>
  </office:automatic-styles>
  <office:body>
    <office:chart>
      <chart:chart svg:width="15.001cm" svg:height="10.652cm" xlink:href=".." xlink:type="simple" chart:class="chart:bar" chart:style-name="ch1">
        <chart:title svg:x="3.792cm" svg:y="0.349cm" chart:style-name="ch2">
          <text:p>Relative JMH scores for approaches</text:p>
        </chart:title>
        <chart:plot-area chart:style-name="ch3" table:cell-range-address="Sheet1.A2:Sheet1.A4 Sheet1.D2:Sheet1.D4" chart:data-source-has-labels="column" svg:x="1.311cm" svg:y="1.341cm" svg:width="13.39cm" svg:height="9.09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303cm" svg:y="1.365cm" svg:width="12.398cm" svg:height="8.3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5">
            <chart:title svg:x="0.451cm" svg:y="6.45cm" chart:style-name="ch6">
              <text:p>Scores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Sheet1.D2:Sheet1.D4" chart:class="chart:bar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Dynamic</text:p>
                <draw:g>
                  <svg:desc>Sheet1.A2:Sheet1.A4</svg:desc>
                </draw:g>
              </table:table-cell>
              <table:table-cell office:value-type="float" office:value="270.429">
                <text:p>270.429</text:p>
                <draw:g>
                  <svg:desc>Sheet1.D2:Sheet1.D4</svg:desc>
                </draw:g>
              </table:table-cell>
            </table:table-row>
            <table:table-row>
              <table:table-cell office:value-type="string">
                <text:p>Dynamic+mapping</text:p>
              </table:table-cell>
              <table:table-cell office:value-type="float" office:value="66.505">
                <text:p>66.505</text:p>
              </table:table-cell>
            </table:table-row>
            <table:table-row>
              <table:table-cell office:value-type="string">
                <text:p>Static class</text:p>
              </table:table-cell>
              <table:table-cell office:value-type="float" office:value="1213.9">
                <text:p>1213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728fec16bd5f605073805c3c9e7c4212a0120dc5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